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97DB6B7E795EA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21.883cm, 19.578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8.8cm" svg:height="8.958cm" draw:transform="rotate (-0.00174532925199447) translate (-0.792cm -0.008cm)">
          <draw:image xlink:href="Pictures/100000000000078000000438B97DB6B7E795EA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1T09:26:45.324000000</meta:creation-date>
    <dc:date>2023-11-11T09:27:49.410000000</dc:date>
    <meta:editing-duration>PT1M6S</meta:editing-duration>
    <meta:editing-cycles>1</meta:editing-cycles>
    <meta:document-statistic meta:object-count="24"/>
    <meta:generator>LibreOffice/7.3.2.2$Windows_X86_64 LibreOffice_project/49f2b1bff42cfccbd8f788c8dc32c1c309559be0</meta:generator>
  </office:meta>
</office:document-meta>
</file>